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Andale Mono" svg:font-family="'Andale Mono'" style:font-pitch="variable"/>
    <style:font-face style:name="Arial Black" svg:font-family="'Arial Black'" style:font-adornments="Regular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Impact" svg:font-family="Impact" style:font-adornments="Regular" style:font-family-generic="swiss" style:font-pitch="variable"/>
  </office:font-face-decls>
  <office:automatic-styles>
    <style:style style:name="P1" style:family="paragraph" style:parent-style-name="Preformatted_20_Text">
      <style:text-properties xmlns:officeooo="http://openoffice.org/2009/office" style:font-name="Andale Mono" officeooo:rsid="000cdf10"/>
    </style:style>
    <style:style style:name="P2" style:family="paragraph" style:parent-style-name="Preformatted_20_Text">
      <style:text-properties xmlns:officeooo="http://openoffice.org/2009/office" fo:font-size="16pt" officeooo:rsid="000d18c2" officeooo:paragraph-rsid="000d18c2" style:font-size-asian="16pt" style:font-size-complex="16pt"/>
    </style:style>
    <style:style style:name="P3" style:family="paragraph" style:parent-style-name="Preformatted_20_Text">
      <style:text-properties xmlns:officeooo="http://openoffice.org/2009/office" style:font-name="Comic Sans MS" fo:font-size="16pt" officeooo:rsid="000d18c2" officeooo:paragraph-rsid="000d18c2" style:font-size-asian="16pt" style:font-size-complex="16pt"/>
    </style:style>
    <style:style style:name="P4" style:family="paragraph" style:parent-style-name="Preformatted_20_Text">
      <style:text-properties xmlns:officeooo="http://openoffice.org/2009/office" style:font-name="Arial" fo:font-size="16pt" officeooo:rsid="000d18c2" officeooo:paragraph-rsid="000d18c2" style:font-size-asian="16pt" style:font-size-complex="16pt"/>
    </style:style>
    <style:style style:name="P5" style:family="paragraph" style:parent-style-name="Preformatted_20_Text">
      <style:text-properties xmlns:officeooo="http://openoffice.org/2009/office" style:font-name="Arial Black" fo:font-size="16pt" officeooo:rsid="000d18c2" officeooo:paragraph-rsid="000d18c2" style:font-size-asian="16pt" style:font-size-complex="16pt"/>
    </style:style>
    <style:style style:name="P6" style:family="paragraph" style:parent-style-name="Preformatted_20_Text">
      <style:text-properties xmlns:officeooo="http://openoffice.org/2009/office" style:font-name="Impact" fo:font-size="16pt" officeooo:rsid="000d18c2" officeooo:paragraph-rsid="000d18c2" style:font-size-asian="16pt" style:font-size-complex="16pt"/>
    </style:style>
    <style:style style:name="P8" style:family="paragraph" style:parent-style-name="Title">
      <style:text-properties style:font-name="Arial"/>
    </style:style>
    <style:style style:name="T1" style:family="text">
      <style:text-properties xmlns:officeooo="http://openoffice.org/2009/office" officeooo:rsid="000d1ee8"/>
    </style:style>
    <style:style style:name="T2" style:family="text">
      <style:text-properties xmlns:officeooo="http://openoffice.org/2009/office" officeooo:rsid="000eb5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C|EDITOR TEST DOC</text:p>
      <text:p text:style-name="P1"/>
      <text:p text:style-name="P2">Andale Mono<text:span text:style-name="T1"> = DejaVuSans.ttfkjhkhkjh</text:span></text:p>
      <text:p text:style-name="P2"/>
      <text:p text:style-name="P3">Comic Sans<text:span text:style-name="T1"> = Comic Relief.ttf</text:span></text:p>
      <text:p text:style-name="P3">sasasas</text:p>
      <text:p text:style-name="P3">asas</text:p>
      <text:p text:style-name="P4">Arial<text:span text:style-name="T1"> = Arial.ttf (proprietry but open)</text:span></text:p>
      <text:p text:style-name="P4"/>
      <text:p text:style-name="P5">Arial Black<text:span text:style-name="T2"> = ArchivoBlack.otf</text:span></text:p>
      <text:p text:style-name="P6"/>
      <text:p text:style-name="P6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Mangal1" svg:font-family="Mangal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xmlns:loext="urn:org:documentfoundation:names:experimental:office:xmlns:loext:1.0"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xmlns:loext="urn:org:documentfoundation:names:experimental:office:xmlns:loext:1.0"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xmlns:loext="urn:org:documentfoundation:names:experimental:office:xmlns:loext:1.0"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xmlns:loext="urn:org:documentfoundation:names:experimental:office:xmlns:loext:1.0"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xmlns:loext="urn:org:documentfoundation:names:experimental:office:xmlns:loext:1.0"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xmlns:loext="urn:org:documentfoundation:names:experimental:office:xmlns:loext:1.0"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xmlns:loext="urn:org:documentfoundation:names:experimental:office:xmlns:loext:1.0"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dc:date>2016-06-23T17:23:10.645Z</dc:date>
    <meta:editing-cycles>8</meta:editing-cycles>
    <meta:generator>WebODF/0.5.9 Mozilla/5.0 (Windows NT 10.0; WOW64) AppleWebKit/537.36 (KHTML, like Gecko) Chrome/51.0.2704.103 Safari/537.36</meta:generator>
    <dc:creator>WebODF-Curious</dc:creator>
  </office:meta>
</office:document-meta>
</file>